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微软雅黑" svg:font-family="微软雅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anumGothic" svg:font-family="NanumGothic" style:font-family-generic="system" style:font-pitch="variable"/>
  </office:font-face-decls>
  <office:automatic-styles>
    <style:style style:name="P1" style:family="paragraph" style:parent-style-name="Preformatted_20_Text">
      <style:text-properties style:font-name="微软雅黑" fo:font-size="12pt" officeooo:rsid="0000a91b" officeooo:paragraph-rsid="0000a91b" style:font-name-asian="微软雅黑" style:font-size-asian="12pt" style:font-size-complex="12pt"/>
    </style:style>
    <style:style style:name="P2" style:family="paragraph" style:parent-style-name="Preformatted_20_Text">
      <style:text-properties style:font-name="微软雅黑" fo:font-size="16pt" fo:font-weight="bold" officeooo:rsid="0000a91b" officeooo:paragraph-rsid="0000a91b" style:font-name-asian="微软雅黑" style:font-size-asian="16pt" style:font-weight-asian="bold" style:font-size-complex="16pt" style:font-weight-complex="bold"/>
    </style:style>
    <style:style style:name="P3" style:family="paragraph" style:parent-style-name="Preformatted_20_Text">
      <style:text-properties style:font-name="微软雅黑" fo:font-size="16pt" fo:font-weight="bold" officeooo:rsid="0000a91b" officeooo:paragraph-rsid="0000a91b" style:font-name-asian="微软雅黑" style:font-size-asian="16pt" style:font-weight-asian="bold" style:font-name-complex="Liberation Mono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name-complex="Liberation Mono" style:font-size-complex="16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一、神对使者的呼召=1-3</text:p>
      <text:p text:style-name="P2"/>
      <text:p text:style-name="P1"><text:s text:c="4"/>1、使者见异象——神的宝座=1：1-28</text:p>
      <text:p text:style-name="P1"><text:s text:c="4"/>2、赐诏命的神=2：1-10</text:p>
      <text:p text:style-name="P1"><text:s text:c="4"/>3、书卷与活物之声=3：1-15</text:p>
      <text:p text:style-name="P1"><text:s text:c="4"/>4、守望者以西结=3：16-21</text:p>
      <text:p text:style-name="P1"><text:s text:c="4"/>5、神封使者口=3：22-27</text:p>
      <text:p text:style-name="P1"/>
      <text:p text:style-name="P3">二、使者的预言使命=4-7</text:p>
      <text:p text:style-name="P3"/>
      <text:p text:style-name="P1"><text:s text:c="4"/>1、耶路撒冷灭亡预言（原因和过程以及灭亡的结局）=4：1-5：17</text:p>
      <text:p text:style-name="P1"><text:s text:c="8"/>a、耶路撒冷被困的预兆之演=4：1-17</text:p>
      <text:p text:style-name="P1"><text:s text:c="8"/>b、百姓灭亡的预兆头发=5：1-17</text:p>
      <text:p text:style-name="P1"/>
      <text:p text:style-name="P1"><text:s text:c="4"/>2、对以色列山和地审判的预言=6：1-7：27</text:p>
      <text:p text:style-name="P1"><text:s text:c="8"/>a、山拜偶像的罪=6：1-14</text:p>
      <text:p text:style-name="P1"><text:s text:c="8"/>b、地不义不公正的罪=7：1-13</text:p>
      <text:p text:style-name="P1"><text:s text:c="8"/>c、惩罚以色列的罪恶=7：14-27</text:p>
      <text:p text:style-name="P1"/>
      <text:p text:style-name="P3">三、使者的异象记录=8-11</text:p>
      <text:p text:style-name="P3"/>
      <text:p text:style-name="P1"><text:s text:c="4"/>1、耶路撒冷城里的偶像崇拜=8：1-18</text:p>
      <text:p text:style-name="P1"><text:s text:c="4"/>2、耶路撒冷受惩罚=9：1-11</text:p>
      <text:p text:style-name="P1"/>
      <text:p text:style-name="P1"><text:s text:c="4"/>3、耶和华的荣耀离开耶路撒冷=10:1-11:25</text:p>
      <text:p text:style-name="P1"><text:s text:c="8"/>a、耶和华的荣耀离开圣城=10：1-22</text:p>
      <text:p text:style-name="P1"><text:s text:c="8"/>b、耶路撒冷被判罪=11：1-13</text:p>
      <text:p text:style-name="P1"><text:s text:c="8"/>c、神神离开时留下的恢复信息=11：14-25</text:p>
      <text:p text:style-name="P1"/>
      <text:p text:style-name="P3">四、使者发出的警告=12</text:p>
      <text:p text:style-name="P3"/>
      <text:p text:style-name="P1"><text:s text:c="4"/>1、以表演作为警示=12：1-16</text:p>
      <text:p text:style-name="P1"><text:s text:c="4"/>2、以惊惶战栗作为警示=12：17-20</text:p>
      <text:p text:style-name="P1"><text:s text:c="4"/>3、临近的灭亡（对做梦之人的警告）=12：21-28</text:p>
      <text:p text:style-name="P1"/>
      <text:p text:style-name="P3">五、使者传达的审判=13-14</text:p>
      <text:p text:style-name="P3"/>
      <text:p text:style-name="P1"><text:s text:c="4"/>1、神对假先知的审判=13：1-16</text:p>
      <text:p text:style-name="P1"><text:s text:c="4"/>2、神斥责假的女先知=13：17-23</text:p>
      <text:p text:style-name="P1"><text:s text:c="4"/>3、神斥责拜偶像的罪=14：1-11</text:p>
      <text:p text:style-name="P1"><text:s text:c="4"/>4、义人仅仅能救自己=14：12-23</text:p>
      <text:p text:style-name="P1"/>
      <text:p text:style-name="P3"><text:soft-page-break/>六、神的审判的原因=15-20</text:p>
      <text:p text:style-name="P3"/>
      <text:p text:style-name="P1"><text:s text:c="4"/>1、因他们是被火烧坏的葡萄树=15：1-8</text:p>
      <text:p text:style-name="P1"/>
      <text:p text:style-name="P1"><text:s text:c="4"/>2、不忠诚的耶路撒冷=16：1-63</text:p>
      <text:p text:style-name="P1"><text:s text:c="8"/>a、神对耶路撒冷的恩典=16：1-14</text:p>
      <text:p text:style-name="P1"><text:s text:c="8"/>b、耶路撒冷的淫乱=16：15-34</text:p>
      <text:p text:style-name="P1"><text:s text:c="8"/>c、神审判耶路撒冷=16：35-43</text:p>
      <text:p text:style-name="P1"><text:s text:c="8"/>d、以外邦斥责耶路撒冷=16：44-52</text:p>
      <text:p text:style-name="P1"><text:s text:c="8"/>e、神的恢复与永远的约=16：53-63</text:p>
      <text:p text:style-name="P1"/>
      <text:p text:style-name="P1"><text:s text:c="4"/>3、背约的犹大和守约的神=17：1-22</text:p>
      <text:p text:style-name="P1"><text:s text:c="8"/>a、老鹰和葡萄树的比喻=17：1-10</text:p>
      <text:p text:style-name="P1"><text:s text:c="8"/>b、比喻的解释=17：11-22</text:p>
      <text:p text:style-name="P1"/>
      <text:p text:style-name="P1"><text:s text:c="4"/>4、公义审判主的心意=18：1-32</text:p>
      <text:p text:style-name="P1"><text:s text:c="4"/>5、以色列的王不是值得依靠的对象=19：1-14</text:p>
      <text:p text:style-name="P1"/>
      <text:p text:style-name="P1"><text:s text:c="4"/>6、亵渎神的名的以色列和维护自己名的耶和华=20:1-49</text:p>
      <text:p text:style-name="P1"><text:s text:c="8"/>a、神的旨意，人的抗命=20：1-32</text:p>
      <text:p text:style-name="P1"><text:s text:c="8"/>b、神的惩罚和赦免=20：33-49</text:p>
      <text:p text:style-name="P1"/>
      <text:p text:style-name="P3">七、无法挽回的审判=21-24</text:p>
      <text:p text:style-name="P3"/>
      <text:p text:style-name="P1"><text:s text:c="4"/>1、神审判的刀=21：1-32</text:p>
      <text:p text:style-name="P1"/>
      <text:p text:style-name="P1"><text:s text:c="4"/>2、渣滓的审判=22：1-31</text:p>
      <text:p text:style-name="P1"><text:s text:c="8"/>a、耶路撒冷的过犯=22：1-16</text:p>
      <text:p text:style-name="P1"><text:s text:c="8"/>b、神的大炼炉=22：17-22</text:p>
      <text:p text:style-name="P1"><text:s text:c="8"/>c、以色列领袖们的罪恶=22：23-31</text:p>
      <text:p text:style-name="P1"/>
      <text:p text:style-name="P1"><text:s text:c="4"/>3、对淫妇的审判=23：1-49</text:p>
      <text:p text:style-name="P1"><text:s text:c="8"/>a、两个犯罪的姊妹=23：1-21</text:p>
      <text:p text:style-name="P1"><text:s text:c="8"/>b、神审判妹妹=23：22-35</text:p>
      <text:p text:style-name="P1"><text:s text:c="8"/>c、神审判两姊妹=23：36-49</text:p>
      <text:p text:style-name="P1"/>
      <text:p text:style-name="P1"><text:s text:c="4"/>4、犹大无法挽回的罪=24:1-27</text:p>
      <text:p text:style-name="P1"><text:s text:c="8"/>a、生锈的锅=24：1-14</text:p>
      <text:p text:style-name="P1"><text:s text:c="12"/>神差了那么的先知让他们悔改仍是不行，就是没有任何机会了。</text:p>
      <text:p text:style-name="P1"/>
      <text:p text:style-name="P1"><text:s text:c="8"/>b、先知妻子死=24：15-27</text:p>
      <text:p text:style-name="P1"><text:s text:c="12"/>除掉人最爱的，让人去依靠他。无论是儿女还是圣所你们不能看做的比神重要，<text:tab/><text:tab/>所以神要除掉他。摩西的实体被藏起来，就是摩西在以色列的心里不能超过我，<text:tab/><text:tab/>所以神才把他的尸体藏起来。</text:p>
      <text:p text:style-name="P3"><text:soft-page-break/>八、神对列国的审判=25-32</text:p>
      <text:p text:style-name="P3"/>
      <text:p text:style-name="P1"><text:s text:c="4"/>1、对亚扪的审判=25：17</text:p>
      <text:p text:style-name="P1"><text:s text:c="4"/>2、对摩押的审判=25：8-11</text:p>
      <text:p text:style-name="P1"><text:s text:c="4"/>3、对以东的审判=25：12-14</text:p>
      <text:p text:style-name="P1"><text:s text:c="4"/>4、对非利士的审判=25：15-17</text:p>
      <text:p text:style-name="P1"/>
      <text:p text:style-name="P1"><text:s text:c="4"/>5、对推罗和西顿的审判=26:1-28:26</text:p>
      <text:p text:style-name="P1"><text:s text:c="8"/>a、斥责推罗=26：1-21</text:p>
      <text:p text:style-name="P1"><text:s text:c="8"/>b、哀悼推罗的挽歌=27：1-36</text:p>
      <text:p text:style-name="P1"><text:s text:c="8"/>c、斥责推罗王=28：1-10</text:p>
      <text:p text:style-name="P1"><text:s text:c="8"/>d、推罗王的结局=28：11-19</text:p>
      <text:p text:style-name="P1"><text:s text:c="8"/>e、斥责西顿=28：20-23</text:p>
      <text:p text:style-name="P1"><text:s text:c="8"/>f、以色列要蒙福=28：24-26</text:p>
      <text:p text:style-name="P1"/>
      <text:p text:style-name="P1"><text:s text:c="4"/>6、对埃及的审判=29：1-32:32</text:p>
      <text:p text:style-name="P1"><text:s text:c="8"/>a、斥责埃及=29：1-16</text:p>
      <text:p text:style-name="P1"><text:s text:c="8"/>b、尼布甲尼撒要征服埃及=29：17-21</text:p>
      <text:p text:style-name="P1"><text:s text:c="8"/>c、耶和华要惩罚埃及=30：1-26</text:p>
      <text:p text:style-name="P1"><text:s text:c="8"/>d、以香柏树比埃及=31：1-18</text:p>
      <text:p text:style-name="P1"><text:s text:c="8"/>e、以鳄鱼比埃及王=32：1-16</text:p>
      <text:p text:style-name="P1"><text:s text:c="8"/>f、为埃及哀号=32：17-32</text:p>
      <text:p text:style-name="P1"><text:s text:c="8"/></text:p>
      <text:p text:style-name="P3">九、雅各恢复的过程=33-37</text:p>
      <text:p text:style-name="P3"/>
      <text:p text:style-name="P1"><text:s text:c="4"/>1、恢复的开始=33：1-33</text:p>
      <text:p text:style-name="P1"><text:s text:c="8"/>a、神恢复守望者=33：1-9</text:p>
      <text:p text:style-name="P1"><text:s text:c="8"/>b、个人为自己负责=33：10-20</text:p>
      <text:p text:style-name="P1"><text:s text:c="8"/>c、耶路撒冷陷落的消息=33：21-22</text:p>
      <text:p text:style-name="P1"><text:s text:c="8"/>d、人民的罪=33：23-33</text:p>
      <text:p text:style-name="P1"/>
      <text:p text:style-name="P1"><text:s text:c="4"/>2、除掉妨碍恢复的要素=34：1-31</text:p>
      <text:p text:style-name="P1"><text:s text:c="8"/>a、恶牧人与好牧人=34：1-16</text:p>
      <text:p text:style-name="P1"><text:s text:c="8"/>b、肥羊与瘦羊=34：17-22</text:p>
      <text:p text:style-name="P1"><text:s text:c="8"/>c、好牧人与平安约=34：23-31</text:p>
      <text:p text:style-name="P1"/>
      <text:p text:style-name="P1"><text:s text:c="4"/>3、审判狂妄的以东地=35：1-15</text:p>
      <text:p text:style-name="P1"/>
      <text:p text:style-name="P1"><text:s text:c="4"/>4、以色列地的恢复=36：1-38</text:p>
      <text:p text:style-name="P1"><text:s text:c="8"/>a、受羞辱的地和恢复地的神=36：1-15</text:p>
      <text:p text:style-name="P1"><text:s text:c="8"/>b、地受羞辱的原因和恢复的原因=36：16-31</text:p>
      <text:p text:style-name="P1"><text:s text:c="8"/>c、恢复之后的以色列=36：32-38</text:p>
      <text:p text:style-name="P1"/>
      <text:p text:style-name="P1"/>
      <text:p text:style-name="P1"><text:soft-page-break/><text:s text:c="4"/>5、对以色列国的恢复=37：1-28</text:p>
      <text:p text:style-name="P1"><text:s text:c="8"/>a、百姓的恢复=37：1-14</text:p>
      <text:p text:style-name="P1"><text:s text:c="8"/>b、国的恢复=37：15-23</text:p>
      <text:p text:style-name="P1"><text:s text:c="8"/>c、永远的恢复=37：24-28</text:p>
      <text:p text:style-name="P1"/>
      <text:p text:style-name="P3">十、歌革的灭亡之战=38-39</text:p>
      <text:p text:style-name="P3"/>
      <text:p text:style-name="P1"><text:s text:c="4"/>1、战争的动机和过程=38:1-23</text:p>
      <text:p text:style-name="P1"><text:s text:c="8"/>a、神使用的工具——歌革=38：1-17</text:p>
      <text:p text:style-name="P1"><text:s text:c="8"/>b、神惩罚歌革=38：18-23</text:p>
      <text:p text:style-name="P1"/>
      <text:p text:style-name="P1"><text:s text:c="4"/>2、战争的结果=39:1-29</text:p>
      <text:p text:style-name="P1"><text:s text:c="8"/>a、歌革被击败=39：1-10</text:p>
      <text:p text:style-name="P1"><text:s text:c="8"/>b、歌革的埋葬=39：11-20</text:p>
      <text:p text:style-name="P1"><text:s text:c="8"/>c、以色列的复兴=39：21-29</text:p>
      <text:p text:style-name="P1"/>
      <text:p text:style-name="P3">终、新圣殿新以色列=40-48</text:p>
      <text:p text:style-name="P3"/>
      <text:p text:style-name="P1"><text:s text:c="4"/>1、神圣殿的异象=40:1-42:20</text:p>
      <text:p text:style-name="P1"><text:s text:c="8"/>a、以西结被带到耶路撒冷=40:1-4</text:p>
      <text:p text:style-name="P1"><text:s text:c="8"/>b、东门布局=40:5-16</text:p>
      <text:p text:style-name="P1"><text:s text:c="8"/>c、外院布局=40:17-19</text:p>
      <text:p text:style-name="P1"><text:s text:c="8"/>d、外院北门布局=40:20-23</text:p>
      <text:p text:style-name="P1"><text:s text:c="8"/>e、外院南门布局=40:24-27</text:p>
      <text:p text:style-name="P1"><text:s text:c="8"/>f、内院的南门布局=40:28-31</text:p>
      <text:p text:style-name="P1"><text:s text:c="8"/>g、内院的东门布局=40:32-34</text:p>
      <text:p text:style-name="P1"><text:s text:c="8"/>h、内院北门布局=40:35-37</text:p>
      <text:p text:style-name="P1"><text:s text:c="8"/>i、厢房布局=40:38-46</text:p>
      <text:p text:style-name="P1"><text:s text:c="8"/>j、内院和圣殿布局=40:47-41:4</text:p>
      <text:p text:style-name="P1"><text:s text:c="8"/>k、靠圣殿墙边的厢房=41:5-11</text:p>
      <text:p text:style-name="P1"><text:s text:c="8"/>l、西边的屋子=41:12</text:p>
      <text:p text:style-name="P1"><text:s text:c="8"/>m、圣殿的尺寸=41:13-15</text:p>
      <text:p text:style-name="P1"><text:s text:c="8"/>n、圣殿内部布局=41:16-22</text:p>
      <text:p text:style-name="P1"><text:s text:c="8"/>o、门槛的设计=41:23-26</text:p>
      <text:p text:style-name="P1"><text:s text:c="8"/>p、圣殿附近的两座屋子布局=42:1-14</text:p>
      <text:p text:style-name="P1"><text:s text:c="8"/>q、圣殿周围的尺寸=42:15-20</text:p>
      <text:p text:style-name="P1"/>
      <text:p text:style-name="P1"><text:s text:c="4"/>2、耶和华回到圣殿与规例制度=43:1-44:31</text:p>
      <text:p text:style-name="P1"><text:s text:c="8"/>a、耶和华回到圣殿=43:1-12</text:p>
      <text:p text:style-name="P1"><text:s text:c="8"/>b、祭坛尺寸=43:13-17</text:p>
      <text:p text:style-name="P1"><text:s text:c="8"/>c、奉献祭坛=43:18-27</text:p>
      <text:p text:style-name="P1"><text:s text:c="8"/>d、门的使用方法=44:1-3</text:p>
      <text:p text:style-name="P1"><text:s text:c="8"/>e、入圣殿的规定=44:4-9</text:p>
      <text:p text:style-name="P1"><text:s text:c="8"/>f、不准当祭司的利未人=44:10-14</text:p>
      <text:p text:style-name="P1"><text:soft-page-break/><text:s text:c="8"/>g、祭司条例=44:15-31</text:p>
      <text:p text:style-name="P1"/>
      <text:p text:style-name="P1"><text:s text:c="4"/>3、地与节期和祭=45:1-46:18</text:p>
      <text:p text:style-name="P1"><text:s text:c="8"/>a、耶和华土地的尺寸=45:1-6</text:p>
      <text:p text:style-name="P1"><text:s text:c="8"/>b、王的土地=45:7-8</text:p>
      <text:p text:style-name="P1"><text:s text:c="8"/>c、王应守的规例=45:9-17</text:p>
      <text:p text:style-name="P1"><text:s text:c="8"/>d、节期=45:18-25</text:p>
      <text:p text:style-name="P1"><text:s text:c="8"/>e、王和节期=46:1-12</text:p>
      <text:p text:style-name="P1"><text:s text:c="8"/>f、每日的祭=46:13-15</text:p>
      <text:p text:style-name="P1"><text:s text:c="8"/>g、王和土地=46:16-18</text:p>
      <text:p text:style-name="P1"/>
      <text:p text:style-name="P1"><text:s text:c="4"/>4、圣殿的厨房和水=46：19-47:12</text:p>
      <text:p text:style-name="P1"><text:s text:c="8"/>a、圣殿的厨房=46：19-24</text:p>
      <text:p text:style-name="P1"><text:s text:c="8"/>b、从圣殿流出的水=47：1-12</text:p>
      <text:p text:style-name="P1"/>
      <text:p text:style-name="P1"><text:s text:c="4"/>5、划地分地=47：13-48:29</text:p>
      <text:p text:style-name="P1"><text:s text:c="8"/>a、地界=49：13-23</text:p>
      <text:p text:style-name="P1"><text:s text:c="8"/>b、支派分配土地=48：1-7</text:p>
      <text:p text:style-name="P1"><text:s text:c="8"/>c、中部特区=48：8-22</text:p>
      <text:p text:style-name="P1"><text:s text:c="8"/>d、其他支派的土地=48：23-29</text:p>
      <text:p text:style-name="P1"/>
      <text:p text:style-name="P1"><text:s text:c="4"/>6、耶路撒冷的城门48：30-35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微软雅黑" svg:font-family="微软雅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anumGothic" svg:font-family="Nanum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anumGothic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NanumGothic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anumGothic" style:font-family-asian="NanumGothic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2T14:47:29.227954568</dc:date>
    <meta:editing-duration>PT7M1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5" meta:paragraph-count="152" meta:word-count="1815" meta:character-count="3654" meta:non-whitespace-character-count="2698"/>
  </office:meta>
</office:document-meta>
</file>